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3d69b" style:cell-protect="protected" style:print-content="true" style:diagonal-bl-tr="none" style:diagonal-tl-br="none" style:text-align-source="value-type" style:repeat-content="false" fo:wrap-option="no-wrap" fo:border-left="0.74pt solid #c0c0c0" style:direction="ltr" fo:border-right="none" style:rotation-angle="0" style:rotation-align="none" style:shrink-to-fit="false" fo:border-top="0.74pt solid #c0c0c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Excel_20_Built-in_20_Hyperlink">
      <style:table-cell-properties style:text-align-source="fix" style:repeat-content="false" fo:wrap-option="wrap"/>
      <style:paragraph-properties fo:text-align="center" fo:margin-left="0cm"/>
      <style:text-properties fo:color="#000000" style:font-name="Liberation Sans" fo:font-size="10pt" fo:language="en" fo:country="AU" fo:font-style="normal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Excel_20_Built-in_20_Hyperlink">
      <style:table-cell-properties style:text-align-source="fix" style:repeat-content="false" fo:wrap-option="wrap"/>
      <style:paragraph-properties fo:text-align="center" fo:margin-left="0cm"/>
      <style:text-properties fo:color="#000000" style:font-name="Liberation Sans" fo:font-size="10pt" fo:language="en" fo:country="AU" fo:font-style="normal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c3d69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order-bottom="0.74pt solid #c0c0c0" fo:background-color="#d7e4b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#c3d69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background-color="#ffe9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b3ca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>
      <style:table-cell-properties fo:background-color="#fff5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fo:background-color="#e8f2a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fo:background-color="#ffff6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font-name="Liberation Sans" fo:font-weight="normal" style:font-weight-asian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ff" draw:textarea-horizontal-align="justify" draw:textarea-vertical-align="top" draw:auto-grow-height="true" draw:auto-grow-width="false" draw:fit-to-size="false" style:shrink-to-fit="false" fo:max-width="12cm" fo:min-height="0.4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23"/>
        <table:table-column table:style-name="co4" table:number-columns-repeated="13" table:default-cell-style-name="ce16"/>
        <table:table-row table:style-name="ro1">
          <table:table-cell table:style-name="ce1"/>
          <table:table-cell table:style-name="ce4" table:number-columns-repeated="4"/>
          <table:table-cell table:style-name="ce25" office:value-type="string" calcext:value-type="string" table:number-columns-spanned="3" table:number-rows-spanned="1">
            <text:p>Passing</text:p>
          </table:table-cell>
          <table:covered-table-cell table:number-columns-repeated="2" table:style-name="ce25"/>
          <table:table-cell table:style-name="ce25" office:value-type="string" calcext:value-type="string" table:number-columns-spanned="2" table:number-rows-spanned="1">
            <text:p>Rushing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Receiving</text:p>
          </table:table-cell>
          <table:covered-table-cell table:number-columns-repeated="2" table:style-name="ce25"/>
          <table:table-cell table:style-name="ce25" office:value-type="string" calcext:value-type="string">
            <text:p>Returns</text:p>
          </table:table-cell>
          <table:table-cell table:style-name="ce25" office:value-type="string" calcext:value-type="string" table:number-columns-spanned="2" table:number-rows-spanned="1">
            <text:p>Misc</text:p>
          </table:table-cell>
          <table:covered-table-cell table:style-name="ce25"/>
          <table:table-cell table:style-name="ce25" office:value-type="string" calcext:value-type="string">
            <text:p>Fumbles</text:p>
          </table:table-cell>
          <table:table-cell table:style-name="ce25" office:value-type="string" calcext:value-type="string">
            <text:p>Fantasy</text:p>
          </table:table-cell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gainst</text:p>
          </table:table-cell>
          <table:table-cell table:style-name="ce2" office:value-type="string" calcext:value-type="string">
            <office:annotation draw:style-name="gr1" draw:text-style-name="P2" svg:width="3.341cm" svg:height="0.608cm" svg:x="12.811cm" svg:y="0cm" draw:caption-point-x="-1.227cm" draw:caption-point-y="0.461cm">
              <dc:date>2022-10-08T00:00:00</dc:date>
              <text:p text:style-name="P1"><text:span text:style-name="T1">Click to Filter</text:span></text:p>
            </office:annotation>
            <text:p>Pos</text:p>
          </table:table-cell>
          <table:table-cell table:style-name="ce8" office:value-type="string" calcext:value-type="string">
            <text:p>Yds</text:p>
          </table:table-cell>
          <table:table-cell table:style-name="ce8" office:value-type="string" calcext:value-type="string">
            <text:p>TD</text:p>
          </table:table-cell>
          <table:table-cell table:style-name="ce8" office:value-type="string" calcext:value-type="string">
            <text:p>Int</text:p>
          </table:table-cell>
          <table:table-cell table:style-name="ce13" office:value-type="string" calcext:value-type="string">
            <text:p>Yds</text:p>
          </table:table-cell>
          <table:table-cell table:style-name="ce13" office:value-type="string" calcext:value-type="string">
            <text:p>TD</text:p>
          </table:table-cell>
          <table:table-cell table:style-name="ce15" office:value-type="string" calcext:value-type="string">
            <text:p>Rec</text:p>
          </table:table-cell>
          <table:table-cell table:style-name="ce15" office:value-type="string" calcext:value-type="string">
            <text:p>Yds</text:p>
          </table:table-cell>
          <table:table-cell table:style-name="ce15" office:value-type="string" calcext:value-type="string">
            <text:p>TD</text:p>
          </table:table-cell>
          <table:table-cell table:style-name="ce19" office:value-type="string" calcext:value-type="string">
            <text:p>TD</text:p>
          </table:table-cell>
          <table:table-cell table:style-name="ce20" office:value-type="string" calcext:value-type="string">
            <text:p>FumTD</text:p>
          </table:table-cell>
          <table:table-cell table:style-name="ce20" office:value-type="string" calcext:value-type="string">
            <text:p>2PT</text:p>
          </table:table-cell>
          <table:table-cell table:style-name="ce22" office:value-type="string" calcext:value-type="string">
            <text:p>Lost</text:p>
          </table:table-cell>
          <table:table-cell table:style-name="ce24" office:value-type="string" calcext:value-type="string">
            <text:p>Poin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Joe Burr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QB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'Marr Cha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INQ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fon Diggs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yreek Hil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AQ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ndon Aiyuk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on Jackso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tt Rya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B</text:p>
          </table:table-cell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7.16" calcext:value-type="float">
            <text:p>27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chael Pittma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h Alle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QB</text:p>
          </table:table-cell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6.36" calcext:value-type="float">
            <text:p>26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hamondre Stevenson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ke Gesicki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evor Lawrenc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QB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stin Ekele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cus Mariot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QB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4.16" calcext:value-type="float">
            <text:p>24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k Andrew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se Claypoo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istian McCaffrey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FQ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Ju Smith-Schuster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onard Fournett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BQ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yquan Thornton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eece Hal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NYJI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nyan Drake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trick Mahome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QB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9.62" calcext:value-type="float">
            <text:p>19.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avis Kelc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bert Tonya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Kenneth Walker II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ris Campbell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quon Barkle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in Field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HIQ</text:p>
          </table:table-cell>
          <table:table-cell office:value-type="string" calcext:value-type="string">
            <text:p>QB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vin Kamara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OQ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nte Petti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iley Zappe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QB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8.36" calcext:value-type="float">
            <text:p>18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ddy Bridgewa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AQ</text:p>
          </table:table-cell>
          <table:table-cell office:value-type="string" calcext:value-type="string">
            <text:p>QB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8.16" calcext:value-type="float">
            <text:p>18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.J. Brow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en Lazard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en Robinso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AI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immy Garoppolo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FQ</text:p>
          </table:table-cell>
          <table:table-cell office:value-type="string" calcext:value-type="string">
            <text:p>QB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6.94" calcext:value-type="float">
            <text:p>16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len Hurts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QB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ylen Waddl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e Mix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INQ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in Jefferso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oper Kupp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AIR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n Skowrone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rk Cousins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B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be Davis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orge Kittle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ter Henry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mar Jacks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QB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ebo Samuel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zekiel Elliot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Adam Thiele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is Godw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onta Smith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lvin Cook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yler Murra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QB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.88" calcext:value-type="float">
            <text:p>14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niel Bellinge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YGQ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h Palme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in Singletary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ari Coop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es Sanders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ch Ertz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RII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ke Fergus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c Pierce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sell Wilson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QB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.82" calcext:value-type="float">
            <text:p>1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rnell Mooney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m Brad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QB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3.72" calcext:value-type="float">
            <text:p>13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niel Jone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QB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.52" calcext:value-type="float">
            <text:p>13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e'Quan Smith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cole Hardma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KCI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rrell Henderso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jee Harri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ITQ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avis Etienn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AXQ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wson Knox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eDee Lamb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n'Dale Robin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YGI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Geno Smith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QB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yler Boy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g Dulcich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an Robinso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aron Rodgers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QB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tthew Staffor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AQ</text:p>
          </table:table-cell>
          <table:table-cell office:value-type="string" calcext:value-type="string">
            <text:p>QB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1.82" calcext:value-type="float">
            <text:p>11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quise Brow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Mycal Hasty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ovan Peoples-Jone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ndale Moor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RIQ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yle Pi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TLI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istian Kirk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e Higgi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rv Smith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MINI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lani Woods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ah Fant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y Dalt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B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0.48" calcext:value-type="float">
            <text:p>10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ante Parker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shid Shaheed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tchell Trubisk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Q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.26" calcext:value-type="float">
            <text:p>10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kobi Meyers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NEQ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lamide Zaccheau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xton Berrio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o Benjamin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J Dill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Zay Jon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an Engra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vid Montgomery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vid Njok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coby Brisset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QB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ontae Johns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in Herber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QB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8.42" calcext:value-type="float">
            <text:p>8.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rry Jeudy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DENQ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tonio Gibso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ald Parham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ACI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nny Picket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QB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ke Evan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rry McLauri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wan Johns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nnu Smit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ick Chub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ndon Powel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rald Everet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ylen Granso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INDQ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halil Herber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HII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4" calcext:value-type="float">
            <text:p>7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aron Jones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tavius Murray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yle Juszczyk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rey Davi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ny Michel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Tony Pollard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ake London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'Wayne Eskridg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I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nor Heywar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k Ingram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quez Callaway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mes Robin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J Haml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DENQ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illip Lindsay</text:p>
          </table:table-cell>
          <table:table-cell office:value-type="string" calcext:value-type="string">
            <text:p>Bye</text:p>
          </table:table-cell>
          <table:table-cell/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meo Doubs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GBQ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rick McKinno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leb Huntle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heem Moster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orge Picken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chael Carte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NYJQ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marcus Robins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K Metcalf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chaad Whit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oper Rus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QB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yler Allgei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se Edmonds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DENI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yden Hur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saiah Likely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BALQ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on Bryan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gie Gilliam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K.J. Osbor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ndre Carte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quise Goodwi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ysom Hil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cus John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ch Wil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QB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lar Thomp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QB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ah Gra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 Ott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le Turne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llas Goeder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PHII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yton Hendersho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n Thoma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son Wentz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ASIR</text:p>
          </table:table-cell>
          <table:table-cell office:value-type="string" calcext:value-type="string">
            <text:p>QB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araoh Brow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h Oliver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sell Gag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BQ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lcolm Brow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chael Gallup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chie Jame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uan Jenning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siah Pacheco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yler Lockett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.J. Moor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.J. Uzomah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Mike William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aje Per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mal Agnew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meron Brat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y Moor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urtland Sutton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yde Edwards-Helair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KCI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c Ingol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tt Breida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lby Parkinso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ck Stol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m Jon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'Ernest Johnso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saiah McKenzi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rius Slayt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ndrick Bourne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yler Conkli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.J. Gree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rtis Samue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ric Tomlinson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nneth Gainwel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le Kme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ke Wo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in Duvernay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ari Rodgers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Khalil Shakir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vid Bell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.J. Walke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ARQ</text:p>
          </table:table-cell>
          <table:table-cell office:value-type="string" calcext:value-type="string">
            <text:p>QB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ll Dissly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ke Farrell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hnny Mund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ah Brow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n McKe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.D. McKissic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ASI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ith Smith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iah Deguara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'Onta Forema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all Cobb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ndall Hinton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vid Sill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am Trautma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ry William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rrett Wil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rew Beck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yler Higbe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uba Hubbar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mmy Sweeney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ston Scot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ent Sherfiel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m Sim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J.K. Dobbin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BALI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x Miln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ASQ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chael Band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ke Boone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DENI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ch Gentr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ylan Wallace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areem Hun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nder Horvath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tu Atwel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mes Cook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lvin Gordo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lus Jones Jr.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aontay Ingram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z Watkins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vin Harris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erre Strong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ff Wil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cob Eas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QB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rdan Lov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QB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vin Colema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.J. Ham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xander Mattiso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ylen Warre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eJay Dallas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quanimeous St. Brow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number-rows-repeated="29">
          <table:table-cell table:style-name="ce5"/>
          <table:table-cell table:style-name="ce10"/>
          <table:table-cell table:style-name="ce11" table:number-columns-repeated="16"/>
        </table:table-row>
        <table:table-row table:style-name="ro1" table:number-rows-repeated="31">
          <table:table-cell table:style-name="ce5"/>
          <table:table-cell table:style-name="ce10"/>
          <table:table-cell table:style-name="ce11" table:number-columns-repeated="10"/>
          <table:table-cell table:style-name="ce18" table:number-columns-repeated="6"/>
        </table:table-row>
        <table:table-row table:style-name="ro1" table:number-rows-repeated="38">
          <table:table-cell table:style-name="ce5"/>
          <table:table-cell table:style-name="ce10"/>
          <table:table-cell table:style-name="ce11" table:number-columns-repeated="12"/>
          <table:table-cell table:style-name="ce18" table:number-columns-repeated="4"/>
        </table:table-row>
        <table:table-row table:style-name="ro1">
          <table:table-cell table:style-name="ce5"/>
          <table:table-cell table:style-name="ce10"/>
          <table:table-cell table:style-name="ce11" table:number-columns-repeated="12"/>
          <table:table-cell table:style-name="ce18" table:number-columns-repeated="4"/>
        </table:table-row>
      </table:table>
      <table:table table:name="Sheet2" table:style-name="ta1">
        <table:table-column table:style-name="co4" table:default-cell-style-name="ce6"/>
        <table:table-column table:style-name="co4" table:default-cell-style-name="ce14"/>
        <table:table-column table:style-name="co4" table:default-cell-style-name="ce23"/>
        <table:table-column table:style-name="co4" table:default-cell-style-name="ce14"/>
        <table:table-column table:style-name="co4" table:default-cell-style-name="ce23"/>
        <table:table-column table:style-name="co4" table:number-columns-repeated="13" table:default-cell-style-name="ce14"/>
        <table:table-row table:style-name="ro1">
          <table:table-cell table:style-name="ce1"/>
          <table:table-cell table:style-name="ce4" table:number-columns-repeated="4"/>
          <table:table-cell table:style-name="ce25" office:value-type="string" calcext:value-type="string" table:number-columns-spanned="3" table:number-rows-spanned="1">
            <text:p>Passing</text:p>
          </table:table-cell>
          <table:covered-table-cell table:number-columns-repeated="2" table:style-name="ce25"/>
          <table:table-cell table:style-name="ce25" office:value-type="string" calcext:value-type="string" table:number-columns-spanned="2" table:number-rows-spanned="1">
            <text:p>Rushing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Receiving</text:p>
          </table:table-cell>
          <table:covered-table-cell table:number-columns-repeated="2" table:style-name="ce25"/>
          <table:table-cell table:style-name="ce25" office:value-type="string" calcext:value-type="string">
            <text:p>Returns</text:p>
          </table:table-cell>
          <table:table-cell table:style-name="ce25" office:value-type="string" calcext:value-type="string" table:number-columns-spanned="2" table:number-rows-spanned="1">
            <text:p>Misc</text:p>
          </table:table-cell>
          <table:covered-table-cell table:style-name="ce25"/>
          <table:table-cell table:style-name="ce25" office:value-type="string" calcext:value-type="string">
            <text:p>Fumbles</text:p>
          </table:table-cell>
          <table:table-cell table:style-name="ce25" office:value-type="string" calcext:value-type="string">
            <text:p>Fantasy</text:p>
          </table:table-cell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gainst</text:p>
          </table:table-cell>
          <table:table-cell table:style-name="ce2" office:value-type="string" calcext:value-type="string">
            <office:annotation draw:style-name="gr1" draw:text-style-name="P2" svg:width="3.341cm" svg:height="0.608cm" svg:x="12.505cm" svg:y="0cm" draw:caption-point-x="-1.227cm" draw:caption-point-y="0.461cm">
              <dc:date>2022-10-08T00:00:00</dc:date>
              <text:p text:style-name="P1"><text:span text:style-name="T1">Click to Filter</text:span></text:p>
            </office:annotation>
            <text:p>Pos</text:p>
          </table:table-cell>
          <table:table-cell table:style-name="ce8" office:value-type="string" calcext:value-type="string">
            <text:p>Yds</text:p>
          </table:table-cell>
          <table:table-cell table:style-name="ce8" office:value-type="string" calcext:value-type="string">
            <text:p>TD</text:p>
          </table:table-cell>
          <table:table-cell table:style-name="ce8" office:value-type="string" calcext:value-type="string">
            <text:p>Int</text:p>
          </table:table-cell>
          <table:table-cell table:style-name="ce13" office:value-type="string" calcext:value-type="string">
            <text:p>Yds</text:p>
          </table:table-cell>
          <table:table-cell table:style-name="ce13" office:value-type="string" calcext:value-type="string">
            <text:p>TD</text:p>
          </table:table-cell>
          <table:table-cell table:style-name="ce15" office:value-type="string" calcext:value-type="string">
            <text:p>Rec</text:p>
          </table:table-cell>
          <table:table-cell table:style-name="ce15" office:value-type="string" calcext:value-type="string">
            <text:p>Yds</text:p>
          </table:table-cell>
          <table:table-cell table:style-name="ce15" office:value-type="string" calcext:value-type="string">
            <text:p>TD</text:p>
          </table:table-cell>
          <table:table-cell table:style-name="ce19" office:value-type="string" calcext:value-type="string">
            <text:p>TD</text:p>
          </table:table-cell>
          <table:table-cell table:style-name="ce20" office:value-type="string" calcext:value-type="string">
            <text:p>FumTD</text:p>
          </table:table-cell>
          <table:table-cell table:style-name="ce20" office:value-type="string" calcext:value-type="string">
            <text:p>2PT</text:p>
          </table:table-cell>
          <table:table-cell table:style-name="ce22" office:value-type="string" calcext:value-type="string">
            <text:p>Lost</text:p>
          </table:table-cell>
          <table:table-cell table:style-name="ce24" office:value-type="string" calcext:value-type="string">
            <text:p>Point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e Burrow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QB</text:p>
          </table:table-cell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stin Ekel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sh Jacob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6.5" calcext:value-type="float">
            <text:p>36.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a'Marr Chas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yler Boyd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niel Jone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QB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8.78" calcext:value-type="float">
            <text:p>28.7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enneth Walker II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aron Jone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8.6" calcext:value-type="float">
            <text:p>28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ecole Hardma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trick Mahomes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QB</text:p>
          </table:table-cell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26.92" calcext:value-type="float">
            <text:p>26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dy Dal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QB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6.54" calcext:value-type="float">
            <text:p>26.5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uJu Smith-Schuster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5.4" calcext:value-type="float">
            <text:p>25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hamondre Stevenso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stin Field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QB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3.36" calcext:value-type="float">
            <text:p>23.3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no Benjami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3.3" calcext:value-type="float">
            <text:p>23.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rris Campbell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rquise Goodwi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orge Kittl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ike Williams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aheem Moster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.9" calcext:value-type="float">
            <text:p>20.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eAndre Hopkins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uwan Johns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.J. Moor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.6" calcext:value-type="float">
            <text:p>19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ravis Etienne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ck Chubb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7" calcext:value-type="float">
            <text:p>18.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revor Lawrence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QB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s Edward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ke Evan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6" calcext:value-type="float">
            <text:p>18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erry McLaur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ustin Herbert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QB</text:p>
          </table:table-cell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8.12" calcext:value-type="float">
            <text:p>18.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e Mix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1" calcext:value-type="float">
            <text:p>18.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eorge Picken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vis Mill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QB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8.08" calcext:value-type="float">
            <text:p>18.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zekiel Elliot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ris Ola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6" calcext:value-type="float">
            <text:p>17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vante Adam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quon Barkley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vin Kamar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yler Murray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B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7.16" calcext:value-type="float">
            <text:p>17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ristian Kirk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errick Henr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8" calcext:value-type="float">
            <text:p>16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ntonio Gib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erry Jeud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6" calcext:value-type="float">
            <text:p>16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'Onta Forema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ay-Ray McClou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immy Garoppol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QB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.32" calcext:value-type="float">
            <text:p>16.3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ua Tagovailo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QB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5.94" calcext:value-type="float">
            <text:p>15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vis Kelc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8" calcext:value-type="float">
            <text:p>15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aron Rodger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QB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5.76" calcext:value-type="float">
            <text:p>15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halil Herber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.7" calcext:value-type="float">
            <text:p>15.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meon Pierc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7" calcext:value-type="float">
            <text:p>15.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t Freiermuth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onathan Taylo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uba Hubbar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3" calcext:value-type="float">
            <text:p>15.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andon Aiyuk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.J. Walk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QB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5.08" calcext:value-type="float">
            <text:p>15.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rius Slayt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8" calcext:value-type="float">
            <text:p>14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miere Byrd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alif Raymon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aylor Heinick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QB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4.44" calcext:value-type="float">
            <text:p>14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e Higgin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yreek Hill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vid Njoku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1" calcext:value-type="float">
            <text:p>14.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arquez Valdes-Scantling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rek Carr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QB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.54" calcext:value-type="float">
            <text:p>13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eece Hall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o Smith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QB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ny Pollard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9" calcext:value-type="float">
            <text:p>12.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urtis Samue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9" calcext:value-type="float">
            <text:p>12.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aylen Wadd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8" calcext:value-type="float">
            <text:p>12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hillip Dorsett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ck Hollin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ashid Shahe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k Prescot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QB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vid Montgomer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rcus Mariot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QB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m Brad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QB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eaontay Ingram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ris Godwi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en Lazar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yler Locket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akobi Meyer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.4" calcext:value-type="float">
            <text:p>11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erald Everett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re Ogunbowal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g Dulcich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1" calcext:value-type="float">
            <text:p>11.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onovan Peoples-Jones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yler Allgeie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jee Harri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Wan'Dale Robins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re'uan Smi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9" calcext:value-type="float">
            <text:p>10.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yden Hurst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ay Jones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van Engram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mar Jack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QB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eeDee Lamb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ian Robin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mari Cooper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 Ott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tavius Murra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enny Picket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QB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acoby Brisset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QB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ysom Hi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ris Moor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tt Ry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QB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9.92" calcext:value-type="float">
            <text:p>9.9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lton Schultz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ommy Trembl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rdan Akin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eVante Park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ichael Pittm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vin Jones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ock Wrigh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iontae Johns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ichael Carter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eebo Samuel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yheim Hine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3" calcext:value-type="float">
            <text:p>9.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lyde Edwards-Helair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9.2" calcext:value-type="float">
            <text:p>9.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ase Claypoo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.J. Hocken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quanimeous St. Brow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andin Cook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ustin Hooper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ll Dissl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eyton Hendersho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unter Renfrow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rnell Moone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3" calcext:value-type="float">
            <text:p>8.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ashod Batema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2" calcext:value-type="float">
            <text:p>8.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ristian McCaffre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ah Brow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ssell Gag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ett Rypie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QB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areem Hun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g Dortch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rent Sherfield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ustin Wats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evin Whi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amaal William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ach Wil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QB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7.24" calcext:value-type="float">
            <text:p>7.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axton Berrios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elvin Gord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x Burkhead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erick McKinn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eAndre Cart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ec Pierc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7" calcext:value-type="float">
            <text:p>6.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yle Juszczyk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arrett Wil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co Collin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yler Conkli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evin Duverna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obert Tonya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eeJay Dalla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ach Ertz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lamide Zaccheau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aig Reynold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oster Morea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rmani Roger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Q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ke Gesicki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mmy Watkin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obert Wood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eff Wilso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urtland Sutt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iley Zapp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QB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dy Hollister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k Ing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le Km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errace Marshall Jr.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eonard Fournet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auan Jenning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4" calcext:value-type="float">
            <text:p>4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aylen Warre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tt Breid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siah Pacheco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achaad Whi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ondale Moor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ris Myarick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nte Petti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ric Tomlins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rquez Calla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trick Ricard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yle Pitt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9" calcext:value-type="float">
            <text:p>3.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yan Tannehill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B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.88" calcext:value-type="float">
            <text:p>3.8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lby Parkin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8" calcext:value-type="float">
            <text:p>3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on Bryan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n Arnold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om Kenned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itchell Wilcox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eenan Allen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vid Sill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yquan Thornto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J Hamle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o Kief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maje Perin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meer Abdullah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aiah Likel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ott Mille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'Keal Harr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endall Hint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niel Bellinger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ke Boone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ny Michel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ter Henry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leb Huntley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K Metcalf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m Sim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ach Gentr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ah Gray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mien Harri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J Turner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y John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rake Lond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dy Forts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osh Reynold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yle Rudolph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viska Shenault Jr.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vid Bell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ase Edmond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ah Fan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ake Ferguso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 Jones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ylen Granso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nor Heyward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red Gof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QB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J Dill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yan Griffi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ssan Haskin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son Moore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.J. Uzomah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x Miln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nzel Mims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mari Rodger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nnu Smith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mon-Ra St. Brow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ori Tour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elani Wood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son Kinse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an Thom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ichie Jame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aelon Darde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c Jone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Q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92" calcext:value-type="float">
            <text:p>0.9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restan Ebne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ock Purd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Q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74" calcext:value-type="float">
            <text:p>0.7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aMycal Hasty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stice Hill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ichael Bandy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enyan Drak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rk Andrew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yrion Davis-Pric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'Wayne Eskridg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ontrell Hilliar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.D. McKissic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very William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eon Jackso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4" office:value-type="string" calcext:value-type="string">
            <text:p>KaVontae Turpin</text:p>
          </table:table-cell>
          <table:table-cell office:value-type="string" calcext:value-type="string">
            <text:p>DAL</text:p>
          </table:table-cell>
          <table:table-cell table:style-name="ce35"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8" table:style-name="ce35" office:value-type="string" calcext:value-type="string">
            <text:p>-</text:p>
          </table:table-cell>
          <table:table-cell table:style-name="ce35"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5" office:value-type="string" calcext:value-type="string">
            <text:p>Justin Jackson</text:p>
          </table:table-cell>
          <table:table-cell office:value-type="string" calcext:value-type="string">
            <text:p>DET</text:p>
          </table:table-cell>
          <table:table-cell table:style-name="ce35"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8" table:style-name="ce35" office:value-type="string" calcext:value-type="string">
            <text:p>-</text:p>
          </table:table-cell>
          <table:table-cell table:style-name="ce35"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5" office:value-type="string" calcext:value-type="string">
            <text:p>Montrell Washington</text:p>
          </table:table-cell>
          <table:table-cell office:value-type="string" calcext:value-type="string">
            <text:p>DEN</text:p>
          </table:table-cell>
          <table:table-cell table:style-name="ce35"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8" table:style-name="ce35" office:value-type="string" calcext:value-type="string">
            <text:p>-</text:p>
          </table:table-cell>
          <table:table-cell table:style-name="ce35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5" office:value-type="string" calcext:value-type="string">
            <text:p>Zamir White</text:p>
          </table:table-cell>
          <table:table-cell office:value-type="string" calcext:value-type="string">
            <text:p>LV</text:p>
          </table:table-cell>
          <table:table-cell table:style-name="ce35"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8" table:style-name="ce35" office:value-type="string" calcext:value-type="string">
            <text:p>-</text:p>
          </table:table-cell>
          <table:table-cell table:style-name="ce35" office:value-type="float" office:value="0.2" calcext:value-type="float">
            <text:p>0.2</text:p>
          </table:table-cell>
        </table:table-row>
      </table:table>
      <table:table table:name="Sheet3" table:style-name="ta1">
        <table:table-column table:style-name="co4" table:default-cell-style-name="ce6"/>
        <table:table-column table:style-name="co4" table:default-cell-style-name="ce14"/>
        <table:table-column table:style-name="co4" table:default-cell-style-name="ce23"/>
        <table:table-column table:style-name="co4" table:default-cell-style-name="ce14"/>
        <table:table-column table:style-name="co4" table:default-cell-style-name="ce23"/>
        <table:table-column table:style-name="co4" table:number-columns-repeated="13" table:default-cell-style-name="ce14"/>
        <table:table-row table:style-name="ro1">
          <table:table-cell table:style-name="ce1"/>
          <table:table-cell table:style-name="ce4" table:number-columns-repeated="4"/>
          <table:table-cell table:style-name="ce25" office:value-type="string" calcext:value-type="string" table:number-columns-spanned="3" table:number-rows-spanned="1">
            <text:p>Passing</text:p>
          </table:table-cell>
          <table:covered-table-cell table:number-columns-repeated="2" table:style-name="ce25"/>
          <table:table-cell table:style-name="ce25" office:value-type="string" calcext:value-type="string" table:number-columns-spanned="2" table:number-rows-spanned="1">
            <text:p>Rushing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Receiving</text:p>
          </table:table-cell>
          <table:covered-table-cell table:number-columns-repeated="2" table:style-name="ce25"/>
          <table:table-cell table:style-name="ce25" office:value-type="string" calcext:value-type="string">
            <text:p>Returns</text:p>
          </table:table-cell>
          <table:table-cell table:style-name="ce25" office:value-type="string" calcext:value-type="string" table:number-columns-spanned="2" table:number-rows-spanned="1">
            <text:p>Misc</text:p>
          </table:table-cell>
          <table:covered-table-cell table:style-name="ce25"/>
          <table:table-cell table:style-name="ce25" office:value-type="string" calcext:value-type="string">
            <text:p>Fumbles</text:p>
          </table:table-cell>
          <table:table-cell table:style-name="ce25" office:value-type="string" calcext:value-type="string">
            <text:p>Fantasy</text:p>
          </table:table-cell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gainst</text:p>
          </table:table-cell>
          <table:table-cell table:style-name="ce2" office:value-type="string" calcext:value-type="string">
            <office:annotation draw:style-name="gr1" draw:text-style-name="P2" svg:width="3.341cm" svg:height="0.608cm" svg:x="12.505cm" svg:y="0cm" draw:caption-point-x="-1.227cm" draw:caption-point-y="0.461cm">
              <dc:date>2022-10-08T00:00:00</dc:date>
              <text:p text:style-name="P1"><text:span text:style-name="T1">Click to Filter</text:span></text:p>
            </office:annotation>
            <text:p>Pos</text:p>
          </table:table-cell>
          <table:table-cell table:style-name="ce8" office:value-type="string" calcext:value-type="string">
            <text:p>Yds</text:p>
          </table:table-cell>
          <table:table-cell table:style-name="ce8" office:value-type="string" calcext:value-type="string">
            <text:p>TD</text:p>
          </table:table-cell>
          <table:table-cell table:style-name="ce8" office:value-type="string" calcext:value-type="string">
            <text:p>Int</text:p>
          </table:table-cell>
          <table:table-cell table:style-name="ce13" office:value-type="string" calcext:value-type="string">
            <text:p>Yds</text:p>
          </table:table-cell>
          <table:table-cell table:style-name="ce13" office:value-type="string" calcext:value-type="string">
            <text:p>TD</text:p>
          </table:table-cell>
          <table:table-cell table:style-name="ce15" office:value-type="string" calcext:value-type="string">
            <text:p>Rec</text:p>
          </table:table-cell>
          <table:table-cell table:style-name="ce15" office:value-type="string" calcext:value-type="string">
            <text:p>Yds</text:p>
          </table:table-cell>
          <table:table-cell table:style-name="ce15" office:value-type="string" calcext:value-type="string">
            <text:p>TD</text:p>
          </table:table-cell>
          <table:table-cell table:style-name="ce19" office:value-type="string" calcext:value-type="string">
            <text:p>TD</text:p>
          </table:table-cell>
          <table:table-cell table:style-name="ce20" office:value-type="string" calcext:value-type="string">
            <text:p>FumTD</text:p>
          </table:table-cell>
          <table:table-cell table:style-name="ce20" office:value-type="string" calcext:value-type="string">
            <text:p>2PT</text:p>
          </table:table-cell>
          <table:table-cell table:style-name="ce22" office:value-type="string" calcext:value-type="string">
            <text:p>Lost</text:p>
          </table:table-cell>
          <table:table-cell table:style-name="ce24" office:value-type="string" calcext:value-type="string">
            <text:p>Poin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vin Kamar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.8" calcext:value-type="float">
            <text:p>42.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ristian McCaffre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B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0.26" calcext:value-type="float">
            <text:p>40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.J. Brow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9.6" calcext:value-type="float">
            <text:p>39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errick Henr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5.8" calcext:value-type="float">
            <text:p>35.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eAndre Hopkins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ny Pollard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3.7" calcext:value-type="float">
            <text:p>33.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'Onta Forema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yreek Hill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88" calcext:value-type="float">
            <text:p>18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aylen Wadd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0.6" calcext:value-type="float">
            <text:p>30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ua Tagovailo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QB</text:p>
          </table:table-cell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9.18" calcext:value-type="float">
            <text:p>29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len Hurt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QB</text:p>
          </table:table-cell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.J. Moor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stin Field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QB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6.04" calcext:value-type="float">
            <text:p>26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yler Conkli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ck Chubb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k Prescot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QB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5.4" calcext:value-type="float">
            <text:p>25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ravis Etienne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lvin Coo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yler Murray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B</text:p>
          </table:table-cell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k Cousi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QB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3.48" calcext:value-type="float">
            <text:p>23.4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ondale Moor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oper Kupp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fon Digg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.8" calcext:value-type="float">
            <text:p>22.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amaal William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2.6" calcext:value-type="float">
            <text:p>22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rcus Mariot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QB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2.42" calcext:value-type="float">
            <text:p>22.4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mari Cooper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.1" calcext:value-type="float">
            <text:p>22.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aylor Heinick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B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2.06" calcext:value-type="float">
            <text:p>22.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mar Jack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QB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1.82" calcext:value-type="float">
            <text:p>21.8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hamondre Stevenso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akobi Meyer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ntonio Gib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acoby Brisset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QB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0.32" calcext:value-type="float">
            <text:p>20.3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andon Aiyuk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aron Jone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saiah Likel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no Smith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QB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9.08" calcext:value-type="float">
            <text:p>19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yle Pitt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eeDee Lamb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red Gof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QB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64" calcext:value-type="float">
            <text:p>18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ke Evan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erry Jeud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immy Garoppol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QB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sh Alle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QB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7.62" calcext:value-type="float">
            <text:p>17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yler Allgeie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K Metcalf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arrett Wil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thew Staffor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QB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dy Dal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QB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7.16" calcext:value-type="float">
            <text:p>17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m Brad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QB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Kenyan Drak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.J. Walk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QB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6.68" calcext:value-type="float">
            <text:p>16.6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erry McLaur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6" calcext:value-type="float">
            <text:p>16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evin Duverna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ach Wil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QB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6.4" calcext:value-type="float">
            <text:p>16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omeo Doub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halil Herber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5.9" calcext:value-type="float">
            <text:p>15.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ustin Jeffer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8" calcext:value-type="float">
            <text:p>15.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miere Byrd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.7" calcext:value-type="float">
            <text:p>15.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van Engram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yler Locket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.3" calcext:value-type="float">
            <text:p>15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aron Rodger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QB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5.22" calcext:value-type="float">
            <text:p>15.2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aquon Barkley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2" calcext:value-type="float">
            <text:p>15.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onard Fournet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'Andre Swif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3" calcext:value-type="float">
            <text:p>14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lvin Gord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2" calcext:value-type="float">
            <text:p>14.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meon Pierc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e Higgin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9" calcext:value-type="float">
            <text:p>13.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mon-Ra St. Brow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9" calcext:value-type="float">
            <text:p>13.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iles Sander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3.8" calcext:value-type="float">
            <text:p>13.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ussell Wils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QB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.78" calcext:value-type="float">
            <text:p>13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ach Pasca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ris Godwi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e Burrow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QB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.48" calcext:value-type="float">
            <text:p>13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ach Ertz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ck Hollin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lton Schultz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yheim Hine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orge Kittl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e Mix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9" calcext:value-type="float">
            <text:p>12.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tavius Murra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yler Boyd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ke Gesicki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g Dulcich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7" calcext:value-type="float">
            <text:p>12.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errace Marshall Jr.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7" calcext:value-type="float">
            <text:p>12.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dam Thiel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7" calcext:value-type="float">
            <text:p>12.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ase Claypoo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llas Goeder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emarcus Robin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ichael Pittm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3" calcext:value-type="float">
            <text:p>12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Kenneth Walker II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2" calcext:value-type="float">
            <text:p>12.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onovan Peoples-Jones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rnell Moone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jee Harri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c Jone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QB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1.66" calcext:value-type="float">
            <text:p>11.6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rius Slayt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andin Cook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reem Hun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2" calcext:value-type="float">
            <text:p>11.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.J. Hocken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urtis Samue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ori Tour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Kalif Raymon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ontrell Hilliar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aylen Warre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'Keal Harr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llen Robins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ris Ola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ichael Carter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lio Jone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lexander Matti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at Freiermuth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nzel Mims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ec Pierc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evin Singletar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arris Campbell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aleb Huntley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1" calcext:value-type="float">
            <text:p>9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le Km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oster Morea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niel Jone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QB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9.04" calcext:value-type="float">
            <text:p>9.0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wson Knox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ichael Gallup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vis Mill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QB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8.88" calcext:value-type="float">
            <text:p>8.8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anner Huds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.J. Osbor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mes Cook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rek Wat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no Benjami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iontae Johns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vid Montgomer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obert Tonya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ysom Hi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28" calcext:value-type="float">
            <text:p>8.2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yden Hurst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J Hamle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saiah McKenzi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aheem Moster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ec Ingold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onnie River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viska Shenault Jr.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Ehlinge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QB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sh Jacob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Kenny Picket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QB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J Dill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3" calcext:value-type="float">
            <text:p>7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rquise Goodwi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3" calcext:value-type="float">
            <text:p>7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eVonta Smit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3" calcext:value-type="float">
            <text:p>7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achaad Whi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3" calcext:value-type="float">
            <text:p>7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mien Harri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ake Ferguso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rake Lond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ohnny Mund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ristian Kirk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revor Lawrence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QB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6.82" calcext:value-type="float">
            <text:p>6.8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meer Abdullah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ashid Shahe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rv Smit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oss Dwelle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s Edward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ay Jones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rk Andrew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nte Petti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onathan Taylo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6" calcext:value-type="float">
            <text:p>76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be Davi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eff Wilso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ames Proch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eelan Col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rrell Henderso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.D. McKissic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elus Jones Jr.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vid Bell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enton Irwi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amaje Perin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rent Sherfield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.J. Howard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4" calcext:value-type="float">
            <text:p>4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ephen Sulliva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Kylen Granso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avis Hom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aMycal Hasty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ven Sim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nnu Smith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ah Fan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9" calcext:value-type="float">
            <text:p>3.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evin Jorda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9" calcext:value-type="float">
            <text:p>3.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ommy Trembl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.J. Uzomah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ris Evan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eyton Hendersho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yler Higbe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 Ott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Wan'Dale Robins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uwan Johns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osh Reynold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rrel Williams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tt Mille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eff Smith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ll Dissl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unter Henry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mari Rodger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 Sim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arrett Stidham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B</text:p>
          </table:table-cell>
          <table:table-cell office:value-type="float" office:value="72" calcext:value-type="float">
            <text:p>72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stice Hill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pencer Brow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very William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obert Wood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tt Breid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ames Mitchel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rmani Roger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rtland Sutt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yquan Thornto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ristian Wat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Kenneth Gainwel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ay-Ray McClou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eshad Perrima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ston Scot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rquez Calla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ris Myarick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ian Robin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n Skowronek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rek Carr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B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94" calcext:value-type="float">
            <text:p>1.9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osiah Deguara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arker Hesse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o Kief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n Arnold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ck Vannett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'Ernest Johnson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ames Robin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hn Bate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hillip Dorsett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yler Kroft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unter Renfrow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quanimeous St. Brow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ke Woods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ock Wrigh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rdan Akin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ustin Hooper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lby Parkin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vid Sill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ent Taylo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ase Edmond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x Miln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sh Olive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ik Willi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Q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lamide Zaccheau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yan Edwards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'Wayne Eskridg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ach Gentr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rcus Johns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igoziem Okonkw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wayne Washing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ammy Watkin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itchell Wilcox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vante Adam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elson Agholo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x Burkhead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Greg Dortch</text:p>
          </table:table-cell>
          <table:table-cell office:value-type="string" calcext:value-type="string">
            <text:p>ARI</text:p>
          </table:table-cell>
          <table:table-cell table:style-name="ce34"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table:style-name="ce34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4" table:style-name="ce34" office:value-type="string" calcext:value-type="string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Mark Ingram</text:p>
          </table:table-cell>
          <table:table-cell office:value-type="string" calcext:value-type="string">
            <text:p>NO</text:p>
          </table:table-cell>
          <table:table-cell table:style-name="ce34"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5" table:style-name="ce34" office:value-type="string" calcext:value-type="string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5" table:style-name="ce34" office:value-type="string" calcext:value-type="string">
            <text:p>-</text:p>
          </table:table-cell>
          <table:table-cell table:style-name="ce34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Ian Thomas</text:p>
          </table:table-cell>
          <table:table-cell office:value-type="string" calcext:value-type="string">
            <text:p>CAR</text:p>
          </table:table-cell>
          <table:table-cell table:style-name="ce34" office:value-type="string" calcext:value-type="string">
            <text:p>ATL</text:p>
          </table:table-cell>
          <table:table-cell office:value-type="string" calcext:value-type="string">
            <text:p>TE</text:p>
          </table:table-cell>
          <table:table-cell table:number-columns-repeated="5" table:style-name="ce34" office:value-type="string" calcext:value-type="string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5" table:style-name="ce34" office:value-type="string" calcext:value-type="string">
            <text:p>-</text:p>
          </table:table-cell>
          <table:table-cell table:style-name="ce34"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KaVontae Turpin</text:p>
          </table:table-cell>
          <table:table-cell office:value-type="string" calcext:value-type="string">
            <text:p>DAL</text:p>
          </table:table-cell>
          <table:table-cell table:style-name="ce34"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8" table:style-name="ce34" office:value-type="string" calcext:value-type="string">
            <text:p>-</text:p>
          </table:table-cell>
          <table:table-cell table:style-name="ce34" office:value-type="float" office:value="1.1" calcext:value-type="float">
            <text:p>1.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Montrell Washington</text:p>
          </table:table-cell>
          <table:table-cell office:value-type="string" calcext:value-type="string">
            <text:p>DEN</text:p>
          </table:table-cell>
          <table:table-cell table:style-name="ce34"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table:style-name="ce34" office:value-type="string" calcext:value-type="string">
            <text:p>-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5" table:style-name="ce34" office:value-type="string" calcext:value-type="string">
            <text:p>-</text:p>
          </table:table-cell>
          <table:table-cell table:style-name="ce34" office:value-type="float" office:value="1.1" calcext:value-type="float">
            <text:p>1.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Malcolm Brown</text:p>
          </table:table-cell>
          <table:table-cell office:value-type="string" calcext:value-type="string">
            <text:p>LA</text:p>
          </table:table-cell>
          <table:table-cell table:style-name="ce34"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8" table:style-name="ce34" office:value-type="string" calcext:value-type="string">
            <text:p>-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Dare Ogunbowale</text:p>
          </table:table-cell>
          <table:table-cell office:value-type="string" calcext:value-type="string">
            <text:p>HOU</text:p>
          </table:table-cell>
          <table:table-cell table:style-name="ce34"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5" table:style-name="ce34" office:value-type="string" calcext:value-type="string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Chris Manhertz</text:p>
          </table:table-cell>
          <table:table-cell office:value-type="string" calcext:value-type="string">
            <text:p>JAX</text:p>
          </table:table-cell>
          <table:table-cell table:style-name="ce34" office:value-type="string" calcext:value-type="string">
            <text:p>DEN</text:p>
          </table:table-cell>
          <table:table-cell office:value-type="string" calcext:value-type="string">
            <text:p>TE</text:p>
          </table:table-cell>
          <table:table-cell table:number-columns-repeated="5" table:style-name="ce34" office:value-type="string" calcext:value-type="string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-1" calcext:value-type="float">
            <text:p>-1</text:p>
          </table:table-cell>
          <table:table-cell table:number-columns-repeated="5" table:style-name="ce34" office:value-type="string" calcext:value-type="string">
            <text:p>-</text:p>
          </table:table-cell>
          <table:table-cell table:style-name="ce34" office:value-type="float" office:value="0.9" calcext:value-type="float">
            <text:p>0.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Gardner Minshew</text:p>
          </table:table-cell>
          <table:table-cell office:value-type="string" calcext:value-type="string">
            <text:p>PHI</text:p>
          </table:table-cell>
          <table:table-cell table:style-name="ce34" office:value-type="string" calcext:value-type="string">
            <text:p>PIT</text:p>
          </table:table-cell>
          <table:table-cell office:value-type="string" calcext:value-type="string">
            <text:p>QB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office:value-type="float" office:value="-1" calcext:value-type="float">
            <text:p>-1</text:p>
          </table:table-cell>
          <table:table-cell table:number-columns-repeated="8" table:style-name="ce34" office:value-type="string" calcext:value-type="string">
            <text:p>-</text:p>
          </table:table-cell>
          <table:table-cell table:style-name="ce34"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Craig Reynolds</text:p>
          </table:table-cell>
          <table:table-cell office:value-type="string" calcext:value-type="string">
            <text:p>DET</text:p>
          </table:table-cell>
          <table:table-cell table:style-name="ce34"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8" table:style-name="ce34" office:value-type="string" calcext:value-type="string">
            <text:p>-</text:p>
          </table:table-cell>
          <table:table-cell table:style-name="ce34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Ty Johnson</text:p>
          </table:table-cell>
          <table:table-cell office:value-type="string" calcext:value-type="string">
            <text:p>NYJ</text:p>
          </table:table-cell>
          <table:table-cell table:style-name="ce34"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8" table:style-name="ce34" office:value-type="string" calcext:value-type="string">
            <text:p>-</text:p>
          </table:table-cell>
          <table:table-cell table:style-name="ce34"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Salvon Ahmed</text:p>
          </table:table-cell>
          <table:table-cell office:value-type="string" calcext:value-type="string">
            <text:p>MIA</text:p>
          </table:table-cell>
          <table:table-cell table:style-name="ce34"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8" table:style-name="ce34" office:value-type="string" calcext:value-type="string">
            <text:p>-</text:p>
          </table:table-cell>
          <table:table-cell table:style-name="ce34"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Trevor Siemian</text:p>
          </table:table-cell>
          <table:table-cell office:value-type="string" calcext:value-type="string">
            <text:p>CHI</text:p>
          </table:table-cell>
          <table:table-cell table:style-name="ce34" office:value-type="string" calcext:value-type="string">
            <text:p>DAL</text:p>
          </table:table-cell>
          <table:table-cell office:value-type="string" calcext:value-type="string">
            <text:p>QB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1" table:style-name="ce34" office:value-type="string" calcext:value-type="string">
            <text:p>-</text:p>
          </table:table-cell>
          <table:table-cell table:style-name="ce34"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Raheem Blackshear</text:p>
          </table:table-cell>
          <table:table-cell office:value-type="string" calcext:value-type="string">
            <text:p>CAR</text:p>
          </table:table-cell>
          <table:table-cell table:style-name="ce34"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8" table:style-name="ce34" office:value-type="string" calcext:value-type="string">
            <text:p>-</text:p>
          </table:table-cell>
          <table:table-cell table:style-name="ce34" office:value-type="float" office:value="0.1" calcext:value-type="float">
            <text:p>0.1</text:p>
          </table:table-cell>
        </table:table-row>
      </table:table>
      <table:table table:name="Sheet4" table:style-name="ta1">
        <table:table-column table:style-name="co4" table:default-cell-style-name="ce6"/>
        <table:table-column table:style-name="co4" table:default-cell-style-name="ce35"/>
        <table:table-column table:style-name="co4" table:default-cell-style-name="ce23"/>
        <table:table-column table:style-name="co4" table:default-cell-style-name="ce35"/>
        <table:table-column table:style-name="co4" table:default-cell-style-name="ce23"/>
        <table:table-column table:style-name="co4" table:number-columns-repeated="13" table:default-cell-style-name="ce35"/>
        <table:table-row table:style-name="ro1">
          <table:table-cell table:style-name="ce1"/>
          <table:table-cell table:style-name="ce4" table:number-columns-repeated="4"/>
          <table:table-cell table:style-name="ce25" office:value-type="string" calcext:value-type="string" table:number-columns-spanned="3" table:number-rows-spanned="1">
            <text:p>Passing</text:p>
          </table:table-cell>
          <table:covered-table-cell table:number-columns-repeated="2" table:style-name="ce25"/>
          <table:table-cell table:style-name="ce25" office:value-type="string" calcext:value-type="string" table:number-columns-spanned="2" table:number-rows-spanned="1">
            <text:p>Rushing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Receiving</text:p>
          </table:table-cell>
          <table:covered-table-cell table:number-columns-repeated="2" table:style-name="ce25"/>
          <table:table-cell table:style-name="ce25" office:value-type="string" calcext:value-type="string">
            <text:p>Returns</text:p>
          </table:table-cell>
          <table:table-cell table:style-name="ce25" office:value-type="string" calcext:value-type="string" table:number-columns-spanned="2" table:number-rows-spanned="1">
            <text:p>Misc</text:p>
          </table:table-cell>
          <table:covered-table-cell table:style-name="ce25"/>
          <table:table-cell table:style-name="ce25" office:value-type="string" calcext:value-type="string">
            <text:p>Fumbles</text:p>
          </table:table-cell>
          <table:table-cell table:style-name="ce25" office:value-type="string" calcext:value-type="string">
            <text:p>Fantasy</text:p>
          </table:table-cell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gainst</text:p>
          </table:table-cell>
          <table:table-cell table:style-name="ce2" office:value-type="string" calcext:value-type="string">
            <office:annotation draw:style-name="gr1" draw:text-style-name="P2" svg:width="3.341cm" svg:height="0.608cm" svg:x="12.505cm" svg:y="0cm" draw:caption-point-x="-1.227cm" draw:caption-point-y="0.461cm">
              <dc:date>2022-10-08T00:00:00</dc:date>
              <text:p text:style-name="P1"><text:span text:style-name="T1">Click to Filter</text:span></text:p>
            </office:annotation>
            <text:p>Pos</text:p>
          </table:table-cell>
          <table:table-cell table:style-name="ce8" office:value-type="string" calcext:value-type="string">
            <text:p>Yds</text:p>
          </table:table-cell>
          <table:table-cell table:style-name="ce8" office:value-type="string" calcext:value-type="string">
            <text:p>TD</text:p>
          </table:table-cell>
          <table:table-cell table:style-name="ce8" office:value-type="string" calcext:value-type="string">
            <text:p>Int</text:p>
          </table:table-cell>
          <table:table-cell table:style-name="ce13" office:value-type="string" calcext:value-type="string">
            <text:p>Yds</text:p>
          </table:table-cell>
          <table:table-cell table:style-name="ce13" office:value-type="string" calcext:value-type="string">
            <text:p>TD</text:p>
          </table:table-cell>
          <table:table-cell table:style-name="ce15" office:value-type="string" calcext:value-type="string">
            <text:p>Rec</text:p>
          </table:table-cell>
          <table:table-cell table:style-name="ce15" office:value-type="string" calcext:value-type="string">
            <text:p>Yds</text:p>
          </table:table-cell>
          <table:table-cell table:style-name="ce15" office:value-type="string" calcext:value-type="string">
            <text:p>TD</text:p>
          </table:table-cell>
          <table:table-cell table:style-name="ce19" office:value-type="string" calcext:value-type="string">
            <text:p>TD</text:p>
          </table:table-cell>
          <table:table-cell table:style-name="ce20" office:value-type="string" calcext:value-type="string">
            <text:p>FumTD</text:p>
          </table:table-cell>
          <table:table-cell table:style-name="ce20" office:value-type="string" calcext:value-type="string">
            <text:p>2PT</text:p>
          </table:table-cell>
          <table:table-cell table:style-name="ce22" office:value-type="string" calcext:value-type="string">
            <text:p>Lost</text:p>
          </table:table-cell>
          <table:table-cell table:style-name="ce24" office:value-type="string" calcext:value-type="string">
            <text:p>Point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4" office:value-type="string" calcext:value-type="string">
            <text:p>Joe Mix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stin Field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QB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2.72" calcext:value-type="float">
            <text:p>42.7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vante Adam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6.6" calcext:value-type="float">
            <text:p>36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trick Mahomes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QB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4.14" calcext:value-type="float">
            <text:p>34.1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enneth Walker II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yreek Hill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oper Kupp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6.8" calcext:value-type="float">
            <text:p>26.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ravis Etienne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6.6" calcext:value-type="float">
            <text:p>26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ustin Jeffer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5.5" calcext:value-type="float">
            <text:p>25.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enyan Drak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sh Alle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QB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in Ekel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ua Tagovailo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QB</text:p>
          </table:table-cell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4.08" calcext:value-type="float">
            <text:p>24.0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llas Goeder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errick Henr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le Km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ristian Kirk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eno Smith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QB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avis Kelc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len Hurt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QB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ecole Hardma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aylen Wadd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e Burrow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QB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9.14" calcext:value-type="float">
            <text:p>19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yler Murray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QB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uJu Smith-Schuster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4" office:value-type="string" calcext:value-type="string">
            <text:p>Allen Lazar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sh Palm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rek Carr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QB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8.36" calcext:value-type="float">
            <text:p>18.3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ordarrelle Patters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arrett Wil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 Ott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yler Locket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.7" calcext:value-type="float">
            <text:p>17.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mar Jack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B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82" calcext:value-type="float">
            <text:p>8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rnell Moone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urtis Samue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revor Lawrence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QB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irk Cousi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QB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eff Wilso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2" calcext:value-type="float">
            <text:p>16.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.J. Hocken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hamondre Stevenso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.J. Brow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.9" calcext:value-type="float">
            <text:p>15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ichael Carter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6" calcext:value-type="float">
            <text:p>15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aheem Blackshe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3" calcext:value-type="float">
            <text:p>15.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iles Sander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m Brad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QB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ch Ertz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ondale Moor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K Metcalf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ah Fan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ris Moor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4" office:value-type="string" calcext:value-type="string">
            <text:p>Stefon Digg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3" calcext:value-type="float">
            <text:p>14.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errace Marshall Jr.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3" calcext:value-type="float">
            <text:p>14.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aker Mayfiel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QB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4.2" calcext:value-type="float">
            <text:p>14.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meon Pierc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9" calcext:value-type="float">
            <text:p>13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.9" calcext:value-type="float">
            <text:p>13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aylor Heinick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B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.66" calcext:value-type="float">
            <text:p>13.6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aron Rodger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QB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.64" calcext:value-type="float">
            <text:p>13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lvin Coo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6" calcext:value-type="float">
            <text:p>13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eAndre Hopkins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yler Allgeie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3" calcext:value-type="float">
            <text:p>13.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ames Robin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ris Ola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e Higgin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enneth Gainwel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ott Mille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3" calcext:value-type="float">
            <text:p>12.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uwan Johns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ustin Herbert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QB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vis Mill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QB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sh Jacob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ames Conner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red Gof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QB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1.38" calcext:value-type="float">
            <text:p>11.3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eonard Fournet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dy Dal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QB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ris Godwi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erry McLaur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ch Wil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QB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.56" calcext:value-type="float">
            <text:p>10.5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4" office:value-type="string" calcext:value-type="string">
            <text:p>Matthew Staffor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QB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erick McKinn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eAndre Cart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amaal William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1" calcext:value-type="float">
            <text:p>8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hillip Dorsett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vin Jones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dam Thiel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c Jone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B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9.68" calcext:value-type="float">
            <text:p>9.6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mon-Ra St. Brow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yler Boyd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aiah Likel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vin Kamar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2" calcext:value-type="float">
            <text:p>9.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osiah Deguara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ke Evan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unter Henry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y Jones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ames Mitchel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evin Singletar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erald Everett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aheem Moster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yden Hurst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'Andre Swif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ichael Bandy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x Miln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cus Mariot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QB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ah Gray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akobi Meyer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eagan Quitoriano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lik Willi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QB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ommy Trembl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hane Zylstr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ordan Wilkin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ntonio Gib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aron Jone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J Dill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amaje Perin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achaad Whi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avis Hom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Ehlinge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QB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6.02" calcext:value-type="float">
            <text:p>6.0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re'Quan Smi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obert Tonya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higoziem Okonkw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ian Robin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rent Sherfield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ustin Wats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rrell Henderso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eon Jackso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unter Renfrow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wson Knox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quez Calla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4" office:value-type="string" calcext:value-type="string">
            <text:p>Will Dissl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ustin Hooper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vid Montgomer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llen Robins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ori Tour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mes Cook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be Davi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ichael Pittm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ent Taylo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nnu Smith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lio Jone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yle Pitt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alif Raymon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pencer Brow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.J. Uzomah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Quez Watkin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.J. Moor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4" calcext:value-type="float">
            <text:p>4.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oster Morea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hristian Wat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ed Wilso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endrick Bour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ames Proch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eVonta Smit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'Onta Forema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saiah McKenzi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4" office:value-type="string" calcext:value-type="string">
            <text:p>Olamide Zaccheau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9" calcext:value-type="float">
            <text:p>3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no Benjami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hase Claypoo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ck Hollin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rris Campbell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enton Irwi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aleb Huntley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 Alie-Co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rake Lond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c Pierc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adarius Toney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i Smith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n Arnold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lcolm Brow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lyde Edwards-Helair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stice Hill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haDarel Hodge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cedes Lewi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sh Olive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aiah Spill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omeo Doub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ustin Jack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.J. Taylo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eSean Jack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om Kenned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olby Parkin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x Burkhead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ke Farrell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.J. Howard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rmani Roger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wayne Washing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halil Herber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ck Stol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nzel Mims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nte Petti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emarcus Robin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 Sim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arquez Valdes-Scantling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aMycal Hasty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revon Wesc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evin Whi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ichael Burt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siah Pacheco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ammy Watkin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meer Abdullah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van Engram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ontrell Hilliar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yron Johns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ch Pasca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iovanni Ricci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4" office:value-type="string" calcext:value-type="string">
            <text:p>Adam Trautm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len Camp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yler Conkli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ke Davi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ssan Haskin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y John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hris Manhertz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axton Berrios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'Keal Harr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o Kief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trick Ricard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eff Smith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hn Bate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evin Duverna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evin Jorda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yquan Thornto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andon Powel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g Dortch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ke Gesicki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ny Michel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very William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elani Wood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ysom Hi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12" calcext:value-type="float">
            <text:p>1.1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lexander Matti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ohnny Mund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4" office:value-type="string" calcext:value-type="string">
            <text:p>Breshad Perrima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andon Alle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ylin Hill</text:p>
          </table:table-cell>
          <table:table-cell table:number-columns-repeated="2"/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obbie Anderso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viska Shenault Jr.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andon Bolden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ston Scot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eeJay Dalla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e'Shawn Vaugh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 Aker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eaontay Ingram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hillip Lindsay</text:p>
          </table:table-cell>
          <table:table-cell table:number-columns-repeated="2"/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mir Whit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ick Mulle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QB</text:p>
          </table:table-cell>
          <table:table-cell office:value-type="float" office:value="-3" calcext:value-type="float">
            <text:p>-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.J. Walk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Q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3.04" calcext:value-type="float">
            <text:p>-3.04</text:p>
          </table:table-cell>
        </table:table-row>
        <table:table-row table:style-name="ro1">
          <table:table-cell/>
          <table:table-cell table:style-name="ce36"/>
          <table:table-cell table:style-name="Default" table:number-columns-repeated="2"/>
          <table:table-cell table:style-name="ce38" table:number-columns-repeated="14"/>
        </table:table-row>
        <table:table-row table:style-name="ro1" table:number-rows-repeated="9">
          <table:table-cell/>
          <table:table-cell table:style-name="ce36"/>
          <table:table-cell table:style-name="Default" table:number-columns-repeated="3"/>
          <table:table-cell table:style-name="ce38" table:number-columns-repeated="13"/>
        </table:table-row>
        <table:table-row table:style-name="ro1" table:number-rows-repeated="13">
          <table:table-cell/>
          <table:table-cell table:style-name="ce37"/>
          <table:table-cell table:style-name="Default" table:number-columns-repeated="3"/>
          <table:table-cell table:style-name="ce39" table:number-columns-repeated="13"/>
        </table:table-row>
        <table:table-row table:style-name="ro1">
          <table:table-cell/>
          <table:table-cell table:style-name="ce37"/>
          <table:table-cell table:style-name="Default" table:number-columns-repeated="3"/>
          <table:table-cell table:style-name="ce39" table:number-columns-repeated="13"/>
        </table:table-row>
      </table:table>
      <table:table table:name="Sheet5" table:style-name="ta1">
        <table:table-column table:style-name="co4" table:default-cell-style-name="ce6"/>
        <table:table-column table:style-name="co4" table:default-cell-style-name="ce35"/>
        <table:table-column table:style-name="co4" table:default-cell-style-name="ce23"/>
        <table:table-column table:style-name="co4" table:default-cell-style-name="ce35"/>
        <table:table-column table:style-name="co4" table:default-cell-style-name="ce23"/>
        <table:table-column table:style-name="co4" table:number-columns-repeated="13" table:default-cell-style-name="ce35"/>
        <table:table-row table:style-name="ro1">
          <table:table-cell table:style-name="ce1"/>
          <table:table-cell table:style-name="ce4" table:number-columns-repeated="4"/>
          <table:table-cell table:style-name="ce25" office:value-type="string" calcext:value-type="string" table:number-columns-spanned="3" table:number-rows-spanned="1">
            <text:p>Passing</text:p>
          </table:table-cell>
          <table:covered-table-cell table:number-columns-repeated="2" table:style-name="ce25"/>
          <table:table-cell table:style-name="ce25" office:value-type="string" calcext:value-type="string" table:number-columns-spanned="2" table:number-rows-spanned="1">
            <text:p>Rushing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Receiving</text:p>
          </table:table-cell>
          <table:covered-table-cell table:number-columns-repeated="2" table:style-name="ce25"/>
          <table:table-cell table:style-name="ce25" office:value-type="string" calcext:value-type="string">
            <text:p>Returns</text:p>
          </table:table-cell>
          <table:table-cell table:style-name="ce25" office:value-type="string" calcext:value-type="string" table:number-columns-spanned="2" table:number-rows-spanned="1">
            <text:p>Misc</text:p>
          </table:table-cell>
          <table:covered-table-cell table:style-name="ce25"/>
          <table:table-cell table:style-name="ce25" office:value-type="string" calcext:value-type="string">
            <text:p>Fumbles</text:p>
          </table:table-cell>
          <table:table-cell table:style-name="ce25" office:value-type="string" calcext:value-type="string">
            <text:p>Fantasy</text:p>
          </table:table-cell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gainst</text:p>
          </table:table-cell>
          <table:table-cell table:style-name="ce2" office:value-type="string" calcext:value-type="string">
            <office:annotation draw:style-name="gr1" draw:text-style-name="P2" svg:width="3.341cm" svg:height="0.608cm" svg:x="12.505cm" svg:y="0cm" draw:caption-point-x="-1.227cm" draw:caption-point-y="0.461cm">
              <dc:date>2022-10-08T00:00:00</dc:date>
              <text:p text:style-name="P1"><text:span text:style-name="T1">Click to Filter</text:span></text:p>
            </office:annotation>
            <text:p>Pos</text:p>
          </table:table-cell>
          <table:table-cell table:style-name="ce8" office:value-type="string" calcext:value-type="string">
            <text:p>Yds</text:p>
          </table:table-cell>
          <table:table-cell table:style-name="ce8" office:value-type="string" calcext:value-type="string">
            <text:p>TD</text:p>
          </table:table-cell>
          <table:table-cell table:style-name="ce8" office:value-type="string" calcext:value-type="string">
            <text:p>Int</text:p>
          </table:table-cell>
          <table:table-cell table:style-name="ce13" office:value-type="string" calcext:value-type="string">
            <text:p>Yds</text:p>
          </table:table-cell>
          <table:table-cell table:style-name="ce13" office:value-type="string" calcext:value-type="string">
            <text:p>TD</text:p>
          </table:table-cell>
          <table:table-cell table:style-name="ce15" office:value-type="string" calcext:value-type="string">
            <text:p>Rec</text:p>
          </table:table-cell>
          <table:table-cell table:style-name="ce15" office:value-type="string" calcext:value-type="string">
            <text:p>Yds</text:p>
          </table:table-cell>
          <table:table-cell table:style-name="ce15" office:value-type="string" calcext:value-type="string">
            <text:p>TD</text:p>
          </table:table-cell>
          <table:table-cell table:style-name="ce19" office:value-type="string" calcext:value-type="string">
            <text:p>TD</text:p>
          </table:table-cell>
          <table:table-cell table:style-name="ce20" office:value-type="string" calcext:value-type="string">
            <text:p>FumTD</text:p>
          </table:table-cell>
          <table:table-cell table:style-name="ce20" office:value-type="string" calcext:value-type="string">
            <text:p>2PT</text:p>
          </table:table-cell>
          <table:table-cell table:style-name="ce22" office:value-type="string" calcext:value-type="string">
            <text:p>Lost</text:p>
          </table:table-cell>
          <table:table-cell table:style-name="ce24" office:value-type="string" calcext:value-type="string">
            <text:p>Point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4" office:value-type="string" calcext:value-type="string">
            <text:p>Justin Field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QB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39.38" calcext:value-type="float">
            <text:p>39.3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eeDee Lamb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ustin Jeffer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5.3" calcext:value-type="float">
            <text:p>35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ristian Wat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ristian Kirk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trick Mahomes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QB</text:p>
          </table:table-cell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1.14" calcext:value-type="float">
            <text:p>31.1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Nick Westbrook-Ikhi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8.9" calcext:value-type="float">
            <text:p>28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vante Adam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efon Digg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4.8" calcext:value-type="float">
            <text:p>24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onathan Taylo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4.3" calcext:value-type="float">
            <text:p>24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ames Conner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lvin Coo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aron Jone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le Km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.4" calcext:value-type="float">
            <text:p>23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ua Tagovailo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QB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3.4" calcext:value-type="float">
            <text:p>23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aquon Barkley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tt Ry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QB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2.68" calcext:value-type="float">
            <text:p>22.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sh Jacob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eff Wilso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2.3" calcext:value-type="float">
            <text:p>22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mon-Ra St. Brow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len Hurt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QB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y Pollard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be Davi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revor Lawrence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QB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0.96" calcext:value-type="float">
            <text:p>20.9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erry McLaur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4" office:value-type="string" calcext:value-type="string">
            <text:p>Parris Campbell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vis Kelc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Andre Hopkins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sh Alle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B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yan Tannehill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QB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aron Rodger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QB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9.36" calcext:value-type="float">
            <text:p>19.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k Prescot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QB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o Smith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QB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ris Godwi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enny Picket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B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9.06" calcext:value-type="float">
            <text:p>19.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'Onta Forema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adarius Toney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aheem Moster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7" calcext:value-type="float">
            <text:p>18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rius Slayt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ondale Moor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niel Jone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QB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8.28" calcext:value-type="float">
            <text:p>18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rek Carr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B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7.92" calcext:value-type="float">
            <text:p>17.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arcus Mariot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QB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7.74" calcext:value-type="float">
            <text:p>17.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ristian McCaffre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7" calcext:value-type="float">
            <text:p>17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lton Schultz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.4" calcext:value-type="float">
            <text:p>17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acoby Brisset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QB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6.48" calcext:value-type="float">
            <text:p>16.4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Andre Cart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4" calcext:value-type="float">
            <text:p>16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rent Sherfield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m Brad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QB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6.02" calcext:value-type="float">
            <text:p>16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ico Collin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.9" calcext:value-type="float">
            <text:p>15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4" office:value-type="string" calcext:value-type="string">
            <text:p>Jimmy Garoppol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QB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5.9" calcext:value-type="float">
            <text:p>15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vin Singletar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irk Cousi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QB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5.48" calcext:value-type="float">
            <text:p>15.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yreek Hill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.4" calcext:value-type="float">
            <text:p>15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uwan Johns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yler Higbe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ick Chubb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arquez Valdes-Scantling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onovan Peoples-Jones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9" calcext:value-type="float">
            <text:p>14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viska Shenault Jr.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red Gof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QB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4.84" calcext:value-type="float">
            <text:p>14.8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ntonio Gib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ay Jones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8" calcext:value-type="float">
            <text:p>14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rake Lond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vis Mill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QB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rian Robin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ec Ingold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eorge Picken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lio Jone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3" calcext:value-type="float">
            <text:p>14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ussell Wils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QB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4.24" calcext:value-type="float">
            <text:p>14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lt McCoy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QB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.92" calcext:value-type="float">
            <text:p>13.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Vonta Smit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len Virgil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stin Ekel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3" calcext:value-type="float">
            <text:p>13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oster Morea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yler Locket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enneth Walker II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K Metcalf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urtland Sutt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randon Aiyuk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ichael Pittm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3" calcext:value-type="float">
            <text:p>12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meon Pierc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ustin Herbert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QB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amaal William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arquise Goodwi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.8" calcext:value-type="float">
            <text:p>11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erick McKinn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8" calcext:value-type="float">
            <text:p>11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haDarel Hodge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an Jeffers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.J. Hocken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elvin Gord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onard Fournet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aylen Warre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aylen Wadd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arrison Bryan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achaad Whi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5" calcext:value-type="float">
            <text:p>10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ke Evan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ravis Etienne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iontae Johns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rdan Akin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rrell Henderso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endall Hint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ah Gray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ris Moor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Quez Watkin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jee Harri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9" calcext:value-type="float">
            <text:p>9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dam Thiel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lijah Mitchell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ylen Granso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wson Knox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rnell Moone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saiah McKenzi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llas Goeder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ustin Hooper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.J. Gree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wrence Cager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miere Byrd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hn Wolfor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QB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.78" calcext:value-type="float">
            <text:p>8.7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rrick Henr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7" calcext:value-type="float">
            <text:p>8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llen Robins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4" calcext:value-type="float">
            <text:p>8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randin Cook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'Andre Swif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2" calcext:value-type="float">
            <text:p>8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auan Jenning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tavius Murra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.J. Osbor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alif Raymon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4" office:value-type="string" calcext:value-type="string">
            <text:p>Sammy Watkin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t Freiermuth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ichael Gallup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vin Kamar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len Lazar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sh Palm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meer Abdullah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ock Wrigh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ebo Samuel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dy Dal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QB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ris Ola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.J. Moor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yren William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rvis Land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J Dill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 Ott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ah Fan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.J. Ha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mari Cooper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siah Pacheco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2" calcext:value-type="float">
            <text:p>8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saiah Hodgin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urtis Samue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.J. Walk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QB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halil Herber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aylor Heinick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QB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4" office:value-type="string" calcext:value-type="string">
            <text:p>David Bell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reylon Burk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anner Huds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om Kenned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vid Montgomer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iles Sander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lamide Zaccheau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errace Marshall Jr.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uJu Smith-Schuster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ke Gesicki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e' McKitty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igoziem Okonkw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ex Burkhead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ll Dissl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8" calcext:value-type="float">
            <text:p>4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ustin Jack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yle Pitt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cott Mille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van Engram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4" calcext:value-type="float">
            <text:p>4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erald Everett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vin Jones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ay-Ray McClou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hillip Dorsett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dam Trautm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lik Davis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ck Hollin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8" calcext:value-type="float">
            <text:p>3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Wan'Dale Robins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mal Agnew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n Skowronek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yler Allgeie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haraoh Brown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aheem Blackshe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aleb Huntley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ogan Thoma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orge Kittl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rdarrelle Patters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obert Wood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nor Heyward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reem Hun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oper Kupp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lexander Matti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nte Petti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even Sim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i Smith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yami Brow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very William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ahan Dot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re Ogunbowal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e'Shawn Vaugh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m Aker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mes Cook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4" office:value-type="string" calcext:value-type="string">
            <text:p>Zach Ertz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enneth Gainwel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yron Pringl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ric Sauber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ashid Shahe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ustin Wats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g Dulcich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rycen Hopkin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ck Stol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tt Breid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ach Pasca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ase Edmond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yheim Hine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aVontae Turpi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n Arnold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ameron Bra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ase Claypoo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ontrell Hilliar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obert Tonya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ordan Wilkin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.J. Brow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ey McBrid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lby Parkin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d Wilso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kyy Moor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4" office:value-type="string" calcext:value-type="string">
            <text:p>Khalil Shakir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uba Hubbar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ames Mitchel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unner Olszewsk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ichard Rodgers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ah Brow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aMycal Hasty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nthony Schwartz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iovanni Ricci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alvon Ahmed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ander Horvath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ean McKeo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eke Coute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arcedes Lewi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quanimeous St. Brow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'Ernest Johnson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randon Powel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kylar Thompso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QB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0.68" calcext:value-type="float">
            <text:p>0.6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eaontay Ingram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ston Scot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rek Wat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uke Johnso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ack Mos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saiah Spill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ryce Perkin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QB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4" office:value-type="string" calcext:value-type="string">
            <text:p>Sony Michel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ysom Hi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ordan Howard</text:p>
          </table:table-cell>
          <table:table-cell table:number-columns-repeated="2"/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4" office:value-type="string" calcext:value-type="string">
            <text:p>Michael Burt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amir Whit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dy Forts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mari Rodger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lik Willi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Q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2.4" calcext:value-type="float">
            <text:p>-2.4</text:p>
          </table:table-cell>
        </table:table-row>
      </table:table>
      <table:table table:name="Sheet6" table:style-name="ta1">
        <table:table-column table:style-name="co4" table:default-cell-style-name="ce40"/>
        <table:table-column table:style-name="co5" table:default-cell-style-name="ce35"/>
        <table:table-column table:style-name="co4" table:default-cell-style-name="ce40"/>
        <table:table-column table:style-name="co4" table:default-cell-style-name="ce35"/>
        <table:table-column table:style-name="co4" table:default-cell-style-name="ce40"/>
        <table:table-column table:style-name="co4" table:number-columns-repeated="13" table:default-cell-style-name="ce35"/>
        <table:table-row table:style-name="ro1">
          <table:table-cell table:style-name="ce1"/>
          <table:table-cell table:style-name="ce4" table:number-columns-repeated="4"/>
          <table:table-cell table:style-name="ce25" office:value-type="string" calcext:value-type="string" table:number-columns-spanned="3" table:number-rows-spanned="1">
            <text:p>Passing</text:p>
          </table:table-cell>
          <table:covered-table-cell table:number-columns-repeated="2" table:style-name="ce25"/>
          <table:table-cell table:style-name="ce25" office:value-type="string" calcext:value-type="string" table:number-columns-spanned="2" table:number-rows-spanned="1">
            <text:p>Rushing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Receiving</text:p>
          </table:table-cell>
          <table:covered-table-cell table:number-columns-repeated="2" table:style-name="ce25"/>
          <table:table-cell table:style-name="ce25" office:value-type="string" calcext:value-type="string">
            <text:p>Returns</text:p>
          </table:table-cell>
          <table:table-cell table:style-name="ce25" office:value-type="string" calcext:value-type="string" table:number-columns-spanned="2" table:number-rows-spanned="1">
            <text:p>Misc</text:p>
          </table:table-cell>
          <table:covered-table-cell table:style-name="ce25"/>
          <table:table-cell table:style-name="ce25" office:value-type="string" calcext:value-type="string">
            <text:p>Fumbles</text:p>
          </table:table-cell>
          <table:table-cell table:style-name="ce25" office:value-type="string" calcext:value-type="string">
            <text:p>Fantasy</text:p>
          </table:table-cell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gainst</text:p>
          </table:table-cell>
          <table:table-cell table:style-name="ce2" office:value-type="string" calcext:value-type="string">
            <office:annotation draw:style-name="gr1" draw:text-style-name="P2" svg:width="3.341cm" svg:height="0.608cm" svg:x="13.433cm" svg:y="0cm" draw:caption-point-x="-1.227cm" draw:caption-point-y="0.461cm">
              <dc:date>2022-10-08T00:00:00</dc:date>
              <text:p text:style-name="P1"><text:span text:style-name="T1">Click to Filter</text:span></text:p>
            </office:annotation>
            <text:p>Pos</text:p>
          </table:table-cell>
          <table:table-cell table:style-name="ce8" office:value-type="string" calcext:value-type="string">
            <text:p>Yds</text:p>
          </table:table-cell>
          <table:table-cell table:style-name="ce8" office:value-type="string" calcext:value-type="string">
            <text:p>TD</text:p>
          </table:table-cell>
          <table:table-cell table:style-name="ce8" office:value-type="string" calcext:value-type="string">
            <text:p>Int</text:p>
          </table:table-cell>
          <table:table-cell table:style-name="ce13" office:value-type="string" calcext:value-type="string">
            <text:p>Yds</text:p>
          </table:table-cell>
          <table:table-cell table:style-name="ce13" office:value-type="string" calcext:value-type="string">
            <text:p>TD</text:p>
          </table:table-cell>
          <table:table-cell table:style-name="ce15" office:value-type="string" calcext:value-type="string">
            <text:p>Rec</text:p>
          </table:table-cell>
          <table:table-cell table:style-name="ce15" office:value-type="string" calcext:value-type="string">
            <text:p>Yds</text:p>
          </table:table-cell>
          <table:table-cell table:style-name="ce15" office:value-type="string" calcext:value-type="string">
            <text:p>TD</text:p>
          </table:table-cell>
          <table:table-cell table:style-name="ce19" office:value-type="string" calcext:value-type="string">
            <text:p>TD</text:p>
          </table:table-cell>
          <table:table-cell table:style-name="ce20" office:value-type="string" calcext:value-type="string">
            <text:p>FumTD</text:p>
          </table:table-cell>
          <table:table-cell table:style-name="ce20" office:value-type="string" calcext:value-type="string">
            <text:p>2PT</text:p>
          </table:table-cell>
          <table:table-cell table:style-name="ce22" office:value-type="string" calcext:value-type="string">
            <text:p>Lost</text:p>
          </table:table-cell>
          <table:table-cell table:style-name="ce24" office:value-type="string" calcext:value-type="string">
            <text:p>Poi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4" office:value-type="string" calcext:value-type="string">
            <text:p>Tony Pollard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avis Kelc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vante Adam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mari Cooper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sh Palm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aje Perin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jee Harri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trick Mahomes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QB</text:p>
          </table:table-cell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7.46" calcext:value-type="float">
            <text:p>27.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e Burrow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QB</text:p>
          </table:table-cell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coby Brisset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QB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5.86" calcext:value-type="float">
            <text:p>25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immy Garoppol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QB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5.42" calcext:value-type="float">
            <text:p>25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rrick Henr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5.36" calcext:value-type="float">
            <text:p>25.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niel Jone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QB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eorge Kittl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maal William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len Hurt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B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e Higgin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stin Field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QB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2.62" calcext:value-type="float">
            <text:p>22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ebo Samuel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dy Dal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QB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2.2" calcext:value-type="float">
            <text:p>22.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emarcus Robin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ris Ola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vid Montgomer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ristian Wat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k Prescot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B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0.64" calcext:value-type="float">
            <text:p>20.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4" office:value-type="string" calcext:value-type="string">
            <text:p>Derek Carr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QB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0.28" calcext:value-type="float">
            <text:p>20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stin Herbert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QB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in Hooper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n'Dale Robins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g Dortch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aron Rodger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QB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9.08" calcext:value-type="float">
            <text:p>19.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yan Tannehill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QB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9.02" calcext:value-type="float">
            <text:p>19.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sh Jacob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eorge Picken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eylon Burk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Andre Hopkins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in Ekel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cus Mariot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QB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7.74" calcext:value-type="float">
            <text:p>17.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zekiel Elliot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n Singletar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7" calcext:value-type="float">
            <text:p>17.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ristian McCaffre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tavius Murra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2" calcext:value-type="float">
            <text:p>17.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onovan Peoples-Jones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nathan Taylo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ndon Aiyuk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enny Picket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QB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t Freiermuth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mar Jack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QB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mon-Ra St. Brow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efon Digg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4" office:value-type="string" calcext:value-type="string">
            <text:p>Matthew Staffor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B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len Robins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7" calcext:value-type="float">
            <text:p>14.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hamondre Stevenso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aron Jone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wson Knox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ichie Jame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onta Smit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wan Johns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rius Slayt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chael Pittm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mes Conner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ndall Cobb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tonio Gib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utu Atwel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enton Irwi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urtland Sutt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vin Kamar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rnell Moone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bert Wood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sh Alle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QB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eenan Allen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k Andrew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rvis Land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'Andre Swif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lvin Gord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4" office:value-type="string" calcext:value-type="string">
            <text:p>Cordarrelle Patters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be Davi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ris Campbell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gan Thoma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mien Harri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yy Moor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ck Hollin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z Watkin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len Lazar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siah Pacheco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7" calcext:value-type="float">
            <text:p>10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ssell Wils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QB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errace Marshall Jr.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c Jone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QB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ndin Cook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.J. Gree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tt Breid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ico Collin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urtis Samue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vis Mill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QB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ick Chubb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stin Wats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rry McLaur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eDee Lamb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kobi Meyer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e Mix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4" office:value-type="string" calcext:value-type="string">
            <text:p>A.J. Brow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ntrell Hilliar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endall Hint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stin Jack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tt Ry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QB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mes Cook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yler Higbe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nnu Smith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.J. Hocken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rrison Bryan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ylor Heinick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QB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ysom Hi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yler Allgeie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reem Hun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lt McCoy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QB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enyan Drak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ris Moor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yle Pitt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lvin Coo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2" calcext:value-type="float">
            <text:p>7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rake Lond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dy Forts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chael Gallup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an Jeffers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g Dulcich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lif Raymon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4" office:value-type="string" calcext:value-type="string">
            <text:p>Justice Hill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red Gof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QB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le Km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yce Perkin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B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6.46" calcext:value-type="float">
            <text:p>6.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Andre Cart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stin Jeffer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vid Bell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yler Boyd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ah Brow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ontae Johns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m Aker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ijah Mitchell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nner Olszewsk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c Pierc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les Sander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ian Robin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ch Wil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QB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quon Barkley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lik Davis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nzel Mims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ey McBrid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.J. Moor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n Thom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yren William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lton Schultz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4" office:value-type="string" calcext:value-type="string">
            <text:p>Baker Mayfiel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QB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on Jackso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miere Byrd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enny Golladay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yden Hurst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8" calcext:value-type="float">
            <text:p>4.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ick Westbrook-Ikhi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8" calcext:value-type="float">
            <text:p>4.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viska Shenault Jr.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i Smith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uba Hubbar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am Thiel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quanimeous St. Brow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ster Morea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saiah Spill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am Trautm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igoziem Okonkw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wrence Cager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ock Wrigh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saiah Hodgin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ante Park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bert Tonya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lson Agholo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ijah Moor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vid Njoku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.J. Osbor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meon Pierc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ric Sauber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meer Abdullah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yler Conkli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ke Ferguso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ah Gray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ndon Powel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heem Blackshe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J Dill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ston Scot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rett Wil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lamide Zaccheau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ase Claypoo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eelan Col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ter Henry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rdan Akin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ch Gentr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arquez Valdes-Scantling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chael Carter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yCole Pruitt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m Sim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han Dot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ylen Granso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len Nailo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ke Williams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 Alie-Co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4" office:value-type="string" calcext:value-type="string">
            <text:p>D'Onta Forema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len Reago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haDarel Hodge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m Kenned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irk Cousi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QB</text:p>
          </table:table-cell>
          <table:table-cell office:value-type="float" office:value="105" calcext:value-type="float">
            <text:p>105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ick Mulle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QB</text:p>
          </table:table-cell>
          <table:table-cell office:value-type="float" office:value="54" calcext:value-type="float">
            <text:p>54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.J. Howard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eaontay Ingram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ch Pasca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ylen Warre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endrick Bour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xander Matti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hnny Mund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shid Shahe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len Tolber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n Duverna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ck Stol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x Williams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quez Calla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leb Huntley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ene Nwangwu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re Ogunbowal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yquan Thornto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ndon Bolden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rdan Mason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4" office:value-type="string" calcext:value-type="string">
            <text:p>Jerick McKinn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n Skowronek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eoff Swaim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oper Rush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B</text:p>
          </table:table-cell>
          <table:table-cell office:value-type="float" office:value="31" calcext:value-type="float">
            <text:p>31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sh Olive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saiah Likel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ent Taylo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kob Johnson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mes Robin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ace McSorley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QB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96" calcext:value-type="float">
            <text:p>0.9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yde Edwards-Helair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rrell Henderso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estan Ebne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yton Hendersho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ke Davi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ck Mos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ayveon William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ase Edmond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y John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yle Juszczyk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trick Ricard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nder Horvath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ock Purd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Q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ny Michel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ndale Moor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6" calcext:value-type="float">
            <text:p>-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yheim Hine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8" calcext:value-type="float">
            <text:p>-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y William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</table:table>
      <table:table table:name="Sheet7" table:style-name="ta1">
        <table:table-column table:style-name="co4" table:default-cell-style-name="ce40"/>
        <table:table-column table:style-name="co4" table:default-cell-style-name="ce35"/>
        <table:table-column table:style-name="co4" table:default-cell-style-name="ce40"/>
        <table:table-column table:style-name="co4" table:default-cell-style-name="ce35"/>
        <table:table-column table:style-name="co4" table:default-cell-style-name="ce40"/>
        <table:table-column table:style-name="co4" table:number-columns-repeated="13" table:default-cell-style-name="ce35"/>
        <table:table-row table:style-name="ro1">
          <table:table-cell table:style-name="ce1"/>
          <table:table-cell table:style-name="ce4" table:number-columns-repeated="4"/>
          <table:table-cell table:style-name="ce25" office:value-type="string" calcext:value-type="string" table:number-columns-spanned="3" table:number-rows-spanned="1">
            <text:p>Passing</text:p>
          </table:table-cell>
          <table:covered-table-cell table:number-columns-repeated="2" table:style-name="ce25"/>
          <table:table-cell table:style-name="ce25" office:value-type="string" calcext:value-type="string" table:number-columns-spanned="2" table:number-rows-spanned="1">
            <text:p>Rushing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Receiving</text:p>
          </table:table-cell>
          <table:covered-table-cell table:number-columns-repeated="2" table:style-name="ce25"/>
          <table:table-cell table:style-name="ce25" office:value-type="string" calcext:value-type="string">
            <text:p>Returns</text:p>
          </table:table-cell>
          <table:table-cell table:style-name="ce25" office:value-type="string" calcext:value-type="string" table:number-columns-spanned="2" table:number-rows-spanned="1">
            <text:p>Misc</text:p>
          </table:table-cell>
          <table:covered-table-cell table:style-name="ce25"/>
          <table:table-cell table:style-name="ce25" office:value-type="string" calcext:value-type="string">
            <text:p>Fumbles</text:p>
          </table:table-cell>
          <table:table-cell table:style-name="ce25" office:value-type="string" calcext:value-type="string">
            <text:p>Fantasy</text:p>
          </table:table-cell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gainst</text:p>
          </table:table-cell>
          <table:table-cell table:style-name="ce2" office:value-type="string" calcext:value-type="string">
            <office:annotation draw:style-name="gr1" draw:text-style-name="P2" svg:width="3.341cm" svg:height="0.608cm" svg:x="12.505cm" svg:y="0cm" draw:caption-point-x="-1.227cm" draw:caption-point-y="0.461cm">
              <dc:date>2022-10-08T00:00:00</dc:date>
              <text:p text:style-name="P1"><text:span text:style-name="T1">Click to Filter</text:span></text:p>
            </office:annotation>
            <text:p>Pos</text:p>
          </table:table-cell>
          <table:table-cell table:style-name="ce8" office:value-type="string" calcext:value-type="string">
            <text:p>Yds</text:p>
          </table:table-cell>
          <table:table-cell table:style-name="ce8" office:value-type="string" calcext:value-type="string">
            <text:p>TD</text:p>
          </table:table-cell>
          <table:table-cell table:style-name="ce8" office:value-type="string" calcext:value-type="string">
            <text:p>Int</text:p>
          </table:table-cell>
          <table:table-cell table:style-name="ce13" office:value-type="string" calcext:value-type="string">
            <text:p>Yds</text:p>
          </table:table-cell>
          <table:table-cell table:style-name="ce13" office:value-type="string" calcext:value-type="string">
            <text:p>TD</text:p>
          </table:table-cell>
          <table:table-cell table:style-name="ce15" office:value-type="string" calcext:value-type="string">
            <text:p>Rec</text:p>
          </table:table-cell>
          <table:table-cell table:style-name="ce15" office:value-type="string" calcext:value-type="string">
            <text:p>Yds</text:p>
          </table:table-cell>
          <table:table-cell table:style-name="ce15" office:value-type="string" calcext:value-type="string">
            <text:p>TD</text:p>
          </table:table-cell>
          <table:table-cell table:style-name="ce19" office:value-type="string" calcext:value-type="string">
            <text:p>TD</text:p>
          </table:table-cell>
          <table:table-cell table:style-name="ce20" office:value-type="string" calcext:value-type="string">
            <text:p>FumTD</text:p>
          </table:table-cell>
          <table:table-cell table:style-name="ce20" office:value-type="string" calcext:value-type="string">
            <text:p>2PT</text:p>
          </table:table-cell>
          <table:table-cell table:style-name="ce22" office:value-type="string" calcext:value-type="string">
            <text:p>Lost</text:p>
          </table:table-cell>
          <table:table-cell table:style-name="ce24" office:value-type="string" calcext:value-type="string">
            <text:p>Poin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osh Jacob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8.3" calcext:value-type="float">
            <text:p>48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iles Sander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sh Alle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QB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9.92" calcext:value-type="float">
            <text:p>29.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len Hurt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QB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57" calcext:value-type="float">
            <text:p>15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9.82" calcext:value-type="float">
            <text:p>29.8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ustin Jeffer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9.34" calcext:value-type="float">
            <text:p>29.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ris Godwi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ustin Herbert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QB</text:p>
          </table:table-cell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8.76" calcext:value-type="float">
            <text:p>28.7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mon-Ra St. Brow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ay Jones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7.5" calcext:value-type="float">
            <text:p>27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arrett Wil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yler Murray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QB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5.24" calcext:value-type="float">
            <text:p>25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in Ekel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revor Lawrence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QB</text:p>
          </table:table-cell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ke Whit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QB</text:p>
          </table:table-cell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e Higgin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c Jone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B</text:p>
          </table:table-cell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3.28" calcext:value-type="float">
            <text:p>23.2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mar Jack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QB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89" calcext:value-type="float">
            <text:p>89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06" calcext:value-type="float">
            <text:p>23.0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saiah McKenzi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rk Cousi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QB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1.86" calcext:value-type="float">
            <text:p>21.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efon Digg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dam Thiel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.1" calcext:value-type="float">
            <text:p>21.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ames Conner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ristian Wat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rek Carr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QB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aMycal Hasty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rian Robin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eAndre Cart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.J. Moor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ick Chubb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hamondre Stevenso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K Metcalf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achaad Whi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no Smith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QB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9.32" calcext:value-type="float">
            <text:p>19.3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amaje Perin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ichael Pittm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alton Schultz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aron Jone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9" calcext:value-type="float">
            <text:p>18.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onathan Taylo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eAndre Hopkins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7" calcext:value-type="float">
            <text:p>18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elson Agholo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trick Mahomes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QB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m Brad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QB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e Burrow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QB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J Dill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lani Wood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8" calcext:value-type="float">
            <text:p>17.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eeDee Lamb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red Gof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QB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sh Olive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.6" calcext:value-type="float">
            <text:p>17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reylon Burk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auan Jenning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Kenneth Walker II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Darnol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QB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6.86" calcext:value-type="float">
            <text:p>16.8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zekiel Elliot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mari Cooper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ck Hollin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3" calcext:value-type="float">
            <text:p>16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ua Tagovailo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QB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5.96" calcext:value-type="float">
            <text:p>15.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eenan Allen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yler Locket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avis Kelc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.7" calcext:value-type="float">
            <text:p>15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siah Pacheco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nter Henry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.3" calcext:value-type="float">
            <text:p>15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J. Hocken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.3" calcext:value-type="float">
            <text:p>15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aquon Barkley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rdan Akin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ichie Jame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yreek Hill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k Prescot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QB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4.84" calcext:value-type="float">
            <text:p>14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y John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mal Agnew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7" calcext:value-type="float">
            <text:p>14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errick Henr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niel Jone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QB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meer Abdullah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avante Adam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avid Montgomer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3" calcext:value-type="float">
            <text:p>14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Olamide Zaccheau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Elijah Moor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vid Njoku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9" calcext:value-type="float">
            <text:p>13.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rcus Mariot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QB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nny Snel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8" calcext:value-type="float">
            <text:p>13.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ourtland Sutt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aylen Wadd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avis Hom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m Knight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3" calcext:value-type="float">
            <text:p>13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immy Garoppol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B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.28" calcext:value-type="float">
            <text:p>13.2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acoby Brisset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QB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.J. Brow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yan Tannehill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QB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Quez Watkin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oster Morea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ff Wilso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enny Picket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B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eVante Park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an Jeffers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thony Schwartz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8" calcext:value-type="float">
            <text:p>11.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ayden Hurst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enneth Gainwel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randon Aiyuk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aylor Heinick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QB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hn Bate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.4" calcext:value-type="float">
            <text:p>11.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'Onta Forema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3" calcext:value-type="float">
            <text:p>11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Michael Gallup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vin Jones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ris Ola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2" calcext:value-type="float">
            <text:p>11.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randin Cook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rk Andrew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jee Harri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9" calcext:value-type="float">
            <text:p>10.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tavius Murra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eorge Picken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rquise Brow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sh Palm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amaal William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ico Collin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'Andre Swif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dy Dal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QB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.26" calcext:value-type="float">
            <text:p>10.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tt Ry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QB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ordarrelle Patters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revor Siemia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QB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ndall Cobb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iontae Johns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yle Alle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QB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endall Hint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8" calcext:value-type="float">
            <text:p>9.8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Nick Westbrook-Ikhi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.J. Chark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lvin Coo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6" calcext:value-type="float">
            <text:p>9.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arquez Valdes-Scantling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River Cracraf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aron Rodger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QB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eSean Jack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erry McLaur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arius Slayt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s Edward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akobi Meyer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yron Pringl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.2" calcext:value-type="float">
            <text:p>9.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are Ogunbowal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evin Singletar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eVonta Smit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yren William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ristian McCaffre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yCole Pruitt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ake Ferguso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rdan Lov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QB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8.52" calcext:value-type="float">
            <text:p>8.5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rquise Goodwi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lio Jone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ussell Wils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QB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.48" calcext:value-type="float">
            <text:p>8.4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tonio Gib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4" calcext:value-type="float">
            <text:p>8.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ryce Perkin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QB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ristian Kirk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ny Pollard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yler Conkli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ashid Shahe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Gabe Davi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8" calcext:value-type="float">
            <text:p>7.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erald Everett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.8" calcext:value-type="float">
            <text:p>7.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arrynton Evan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o Kief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alif Raymon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urham Smyth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eebo Samuel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3" calcext:value-type="float">
            <text:p>7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ase Claypoo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vin Kamar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ary Brightwell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evin Duverna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t Freiermuth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uJu Smith-Schuster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kyy Moor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uba Hubbar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igoziem Okonkw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ah Fan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vid Bell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lijah Mitchell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eyton Hendersho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saiah Hodgin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thony McFarland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ustin Hooper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endrick Bour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le Km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Michael Carter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orge Kittl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erick McKinn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yler Allgeie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rent Sherfield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rayveon William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ke Evan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obert Tonya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ontrell Hilliar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rake Lond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.J. Uzomah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dy Forts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ameon Pierc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ustin Wats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d Wilso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onald Jones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len Lazar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utu Atwel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viska Shenault Jr.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an Thom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oshua Kelley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rvis Land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ohnny Mund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eagan Quitoriano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mes Cook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Cam Aker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ill Dissl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awson Knox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yler Boyd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ah Gray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6" calcext:value-type="float">
            <text:p>3.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onovan Peoples-Jones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obert Wood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ameron Bra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eeJay Dalla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len Reago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 Alie-Co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rris Campbell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trick Ricard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ris Myarick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eelan Col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ames Mitchel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g Dulcich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yles Gaski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reem Hun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wrence Cager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ysom Hi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arrison Bryan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ustin Jack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even Sim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amir Whit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Robbie Anderso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yami Brow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ris Moor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emarcus Robin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dam Trautm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thony Firkse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enton Irwi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randon Powel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ock Wrigh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tt Breid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ordan Mason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n Skowronek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ston Scot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raxton Berrios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aleb Huntley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.J. Osbor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rycen Hopkin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yle Juszczyk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lon Mack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ay-Ray McClou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nte Petti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onathan William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nzel Mims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anner Huds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rey Davis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Parker Hesse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errace Marshall Jr.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re'Quan Smi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ent Taylo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dre Baccellia</text:p>
          </table:table-cell>
          <table:table-cell table:number-columns-repeated="2"/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quanimeous St. Brow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ogan Thoma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amien Harri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cob Harri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ex Burkhead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hillip Dorsett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.J. Gree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saiah Spill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e'Shawn Vaugh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rek Wat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van Engram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Quintin Morri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urtis Samue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revon Wesc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ommy Trembl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dy Whit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noop Conner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lexander Matti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ey McBrid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ec Ingold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Mark Ing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unner Olszewsk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rant Calcaterr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ntrell Washingt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ach Gentr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elus Jones Jr.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eaontay Ingram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ravis Etienne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stice Hill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yheim Hine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enyan Drak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ack Mos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aheem Blackshe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</table:table>
      <table:named-expressions/>
      <table:database-ranges>
        <table:database-range table:name="__Anonymous_Sheet_DB__0" table:target-range-address="Sheet1.A3:Sheet1.E30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/>
    </number:number-style>
    <number:number-style style:name="N144P1" style:volatile="true">
      <number:text>-</number:text>
      <number:number number:decimal-places="0" number:min-decimal-places="0" number:min-integer-digits="1"/>
    </number:number-style>
    <number:number-style style:name="N144P2" style:volatile="true">
      <number:text>-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4" style:display-name="ConditionalStyle_14" style:family="table-cell" style:parent-style-name="Default">
      <style:table-cell-properties fo:background-color="#eaeaea"/>
    </style:style>
    <style:style style:name="ConditionalStyle_5f_13" style:display-name="ConditionalStyle_13" style:family="table-cell" style:parent-style-name="Default">
      <style:text-properties fo:color="#7030a0"/>
    </style:style>
    <style:style style:name="ConditionalStyle_5f_12" style:display-name="ConditionalStyle_12" style:family="table-cell" style:parent-style-name="Default">
      <style:text-properties fo:color="#00b050"/>
    </style:style>
    <style:style style:name="ConditionalStyle_5f_11" style:display-name="ConditionalStyle_11" style:family="table-cell" style:parent-style-name="Default">
      <style:text-properties fo:color="#c0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18:54:49.6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8T18:39:25.584000000</meta:creation-date>
    <meta:editing-duration>PT3H6M</meta:editing-duration>
    <meta:editing-cycles>30</meta:editing-cycles>
    <meta:generator>LibreOffice/7.1.5.2$Windows_X86_64 LibreOffice_project/85f04e9f809797b8199d13c421bd8a2b025d52b5</meta:generator>
    <dc:date>2022-11-30T21:30:25.278000000</dc:date>
    <meta:document-statistic meta:table-count="7" meta:cell-count="32674" meta:object-count="0"/>
  </office:meta>
</office:document-meta>
</file>